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315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ctionary-Rules tagger group Annie and Sofi Eval resul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ctionari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chemical_antivi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No chemical_antiviral words in golden standard pubannotations</text:p>
          </table:table-cell>
        </table:table-row>
        <table:table-row table:style-name="ro1">
          <table:table-cell table:style-name="ce2" office:value-type="string" calcext:value-type="string">
            <text:p>Disease_COVID-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2" office:value-type="string" calcext:value-type="string">
            <text:p>Symptom_Covid-19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3" office:value-type="string" calcext:value-type="string">
            <text:p>Virus_SARS-CoV-2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1" office:value-type="string" calcext:value-type="string">
            <text:p>Total figur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/>
        </table:table-row>
        <table:table-row table:style-name="ro1">
          <table:table-cell table:style-name="ce4" office:value-type="string" calcext:value-type="string">
            <text:p>Micro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0.63" calcext:value-type="float">
            <text:p>0.63</text:p>
          </table:table-cell>
          <table:table-cell/>
        </table:table-row>
        <table:table-row table:style-name="ro1">
          <table:table-cell table:style-name="ce3" office:value-type="string" calcext:value-type="string">
            <text:p>Macro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7" calcext:value-type="float">
            <text:p>0.5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armonic Mean </text:p>
          </table:table-cell>
          <table:table-cell table:style-name="ce1" office:value-type="float" office:value="0.54" calcext:value-type="float">
            <text:p>0.54</text:p>
          </table:table-cell>
          <table:table-cell/>
          <table:table-cell office:value-type="string" calcext:value-type="string">
            <text:p>Result with chemical_antiviral class generating ‘false’ false positives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Dictionari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Disease_COVID-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2" office:value-type="string" calcext:value-type="string">
            <text:p>Symptom_Covid-19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3" office:value-type="string" calcext:value-type="string">
            <text:p>Virus_SARS-CoV-2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1" office:value-type="string" calcext:value-type="string">
            <text:p>Total figur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/>
        </table:table-row>
        <table:table-row table:style-name="ro1">
          <table:table-cell table:style-name="ce4" office:value-type="string" calcext:value-type="string">
            <text:p>Micro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0.63" calcext:value-type="float">
            <text:p>0.63</text:p>
          </table:table-cell>
          <table:table-cell/>
        </table:table-row>
        <table:table-row table:style-name="ro1">
          <table:table-cell table:style-name="ce3" office:value-type="string" calcext:value-type="string">
            <text:p>Macro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57" calcext:value-type="float">
            <text:p>0.5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armonic Mean </text:p>
          </table:table-cell>
          <table:table-cell table:style-name="ce1" office:value-type="float" office:value="0.68" calcext:value-type="float">
            <text:p>0.68</text:p>
          </table:table-cell>
          <table:table-cell/>
          <table:table-cell office:value-type="string" calcext:value-type="string">
            <text:p>Result without chemical_antiviral cl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4:41:17.095566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1:37:00.509813503</meta:creation-date>
    <dc:date>2020-05-12T14:47:31.471109322</dc:date>
    <meta:editing-duration>PT26M16S</meta:editing-duration>
    <meta:editing-cycles>5</meta:editing-cycles>
    <meta:generator>LibreOffice/6.0.7.3$Linux_X86_64 LibreOffice_project/00m0$Build-3</meta:generator>
    <meta:document-statistic meta:table-count="1" meta:cell-count="61" meta:object-count="0"/>
  </office:meta>
</office:document-meta>
</file>